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013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ue1013.test_for_issue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1013.test_for_issue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Domain2.TestDomain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Domain3.TestDomain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1013.test_for_issu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Domain3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013.test_for_issue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Domain3.setList( List &lt; Integer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01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Domain.Test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Domain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013.test_for_issue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